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D0000005D097683C2.png"/>
  <manifest:file-entry manifest:media-type="image/gif" manifest:full-path="Pictures/100000000000003F00000037253DA35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23ff23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6" style:family="paragraph">
      <style:paragraph-properties fo:margin-left="0cm" fo:margin-right="0cm" fo:text-indent="0cm"/>
      <style:text-properties fo:font-size="7pt" style:font-size-asian="7pt" style:font-size-complex="7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0.5cm" draw:transform="rotate (-1.57079632679579) translate (2cm 2.5cm)">
          <text:p text:style-name="P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5cm" svg:height="0.5cm" draw:transform="rotate (-1.57079632679579) translate (2cm 4.5cm)">
          <text:p text:style-name="P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cm" svg:height="0.5cm" draw:transform="rotate (-1.57079632679579) translate (2cm 1cm)">
          <text:p text:style-name="P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" draw:text-style-name="P2" draw:layer="layout" svg:width="0.5cm" svg:height="0.5cm" svg:x="1.5cm" svg:y="0.5cm">
          <draw:image xlink:href="Pictures/100002010000005D0000005D097683C2.png" xlink:type="simple" xlink:show="embed" xlink:actuate="onLoad">
            <text:p text:style-name="P3"/>
          </draw:image>
        </draw:frame>
        <draw:frame draw:style-name="gr2" draw:text-style-name="P2" draw:layer="layout" svg:width="2.623cm" svg:height="2.623cm" svg:x="1.75cm" svg:y="13.5cm">
          <draw:image xlink:href="Pictures/100002010000005D0000005D097683C2.png" xlink:type="simple" xlink:show="embed" xlink:actuate="onLoad">
            <text:p text:style-name="P3"/>
          </draw:image>
        </draw:frame>
        <draw:frame draw:style-name="gr2" draw:text-style-name="P2" draw:layer="layout" svg:width="2.623cm" svg:height="2.623cm" svg:x="1.75cm" svg:y="18cm">
          <draw:image xlink:href="Pictures/100002010000005D0000005D097683C2.png" xlink:type="simple" xlink:show="embed" xlink:actuate="onLoad">
            <text:p text:style-name="P3"/>
          </draw:image>
        </draw:frame>
        <draw:frame draw:style-name="gr2" draw:text-style-name="P2" draw:layer="layout" svg:width="0.5cm" svg:height="0.5cm" svg:x="1.5cm" svg:y="2cm">
          <draw:image xlink:href="Pictures/100002010000005D0000005D097683C2.png" xlink:type="simple" xlink:show="embed" xlink:actuate="onLoad">
            <text:p text:style-name="P3"/>
          </draw:image>
        </draw:frame>
        <draw:frame draw:style-name="gr2" draw:text-style-name="P2" draw:layer="layout" svg:width="0.5cm" svg:height="0.5cm" svg:x="1.5cm" svg:y="4cm">
          <draw:image xlink:href="Pictures/100002010000005D0000005D097683C2.png" xlink:type="simple" xlink:show="embed" xlink:actuate="onLoad">
            <text:p text:style-name="P3"/>
          </draw:image>
        </draw:frame>
        <draw:frame draw:style-name="gr2" draw:text-style-name="P2" draw:layer="layout" svg:width="0.5cm" svg:height="0.5cm" svg:x="1.5cm" svg:y="6cm">
          <draw:image xlink:href="Pictures/100002010000005D0000005D097683C2.png" xlink:type="simple" xlink:show="embed" xlink:actuate="onLoad">
            <text:p text:style-name="P3"/>
          </draw:image>
        </draw:frame>
        <draw:frame draw:style-name="gr3" draw:text-style-name="P4" draw:layer="layout" svg:width="1.806cm" svg:height="0.963cm" svg:x="0cm" svg:y="0.5cm">
          <draw:text-box>
            <text:p text:style-name="P3"><text:span text:style-name="T1">Segreteria</text:span></text:p>
            <text:p text:style-name="P3"><text:span text:style-name="T1">generale</text:span></text:p>
          </draw:text-box>
        </draw:frame>
        <draw:frame draw:style-name="gr4" draw:text-style-name="P5" draw:layer="layout" svg:width="2cm" svg:height="0.963cm" svg:x="0cm" svg:y="2.037cm">
          <draw:text-box>
            <text:p text:style-name="P3"><text:span text:style-name="T1">Segreteria</text:span></text:p>
            <text:p text:style-name="P3"><text:span text:style-name="T1">didattica</text:span></text:p>
          </draw:text-box>
        </draw:frame>
        <draw:frame draw:style-name="gr4" draw:text-style-name="P5" draw:layer="layout" svg:width="2cm" svg:height="0.963cm" svg:x="0cm" svg:y="4.037cm">
          <draw:text-box>
            <text:p text:style-name="P3"><text:span text:style-name="T1">Presidente </text:span></text:p>
            <text:p text:style-name="P3"><text:span text:style-name="T1">CCS</text:span></text:p>
          </draw:text-box>
        </draw:frame>
        <draw:frame draw:style-name="gr4" draw:text-style-name="P5" draw:layer="layout" svg:width="1.5cm" svg:height="0.75cm" svg:x="0cm" svg:y="6cm">
          <draw:text-box>
            <text:p text:style-name="P3"><text:span text:style-name="T1">Docenti</text:span></text:p>
          </draw:text-box>
        </draw:frame>
        <draw:frame draw:style-name="gr2" draw:text-style-name="P2" draw:layer="layout" svg:width="0.5cm" svg:height="0.5cm" svg:x="2cm" svg:y="1cm">
          <draw:image xlink:href="Pictures/100000000000003F00000037253DA353.gif" xlink:type="simple" xlink:show="embed" xlink:actuate="onLoad">
            <text:p text:style-name="P3"/>
          </draw:image>
        </draw:frame>
        <draw:frame draw:style-name="gr2" draw:text-style-name="P2" draw:layer="layout" svg:width="0.5cm" svg:height="0.5cm" svg:x="2cm" svg:y="3cm">
          <draw:image xlink:href="Pictures/100000000000003F00000037253DA353.gif" xlink:type="simple" xlink:show="embed" xlink:actuate="onLoad">
            <text:p text:style-name="P3"/>
          </draw:image>
        </draw:frame>
        <draw:frame draw:style-name="gr2" draw:text-style-name="P2" draw:layer="layout" svg:width="0.5cm" svg:height="0.5cm" svg:x="2cm" svg:y="5cm">
          <draw:image xlink:href="Pictures/100000000000003F00000037253DA353.gif" xlink:type="simple" xlink:show="embed" xlink:actuate="onLoad">
            <text:p text:style-name="P3"/>
          </draw:image>
        </draw:frame>
        <draw:frame draw:style-name="gr5" draw:text-style-name="P6" draw:layer="layout" svg:width="1.5cm" svg:height="0.56cm" svg:x="1.5cm" svg:y="1.44cm">
          <draw:text-box>
            <text:p text:style-name="P3"><text:span text:style-name="T2">invita</text:span></text:p>
          </draw:text-box>
        </draw:frame>
        <draw:frame draw:style-name="gr5" draw:text-style-name="P6" draw:layer="layout" svg:width="1.5cm" svg:height="0.56cm" svg:x="1.5cm" svg:y="3.44cm">
          <draw:text-box>
            <text:p text:style-name="P3"><text:span text:style-name="T2">invita</text:span></text:p>
          </draw:text-box>
        </draw:frame>
        <draw:frame draw:style-name="gr5" draw:text-style-name="P6" draw:layer="layout" svg:width="1.5cm" svg:height="0.56cm" svg:x="1.5cm" svg:y="5.44cm">
          <draw:text-box>
            <text:p text:style-name="P3"><text:span text:style-name="T2">invita</text:span></text:p>
          </draw:text-box>
        </draw:frame>
        <draw:custom-shape draw:style-name="gr6" draw:text-style-name="P8" draw:layer="layout" svg:width="2.5cm" svg:height="1cm" svg:x="3.5cm" svg:y="0cm">
          <text:p text:style-name="P7"><text:span text:style-name="T1">Gestione facoltà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2.5cm" svg:height="1cm" svg:x="3.5cm" svg:y="1.5cm">
          <text:p text:style-name="P7"><text:span text:style-name="T1">Gestione corsi </text:span></text:p>
          <text:p text:style-name="P7"><text:span text:style-name="T1">di laure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2.5cm" svg:height="1cm" svg:x="3.5cm" svg:y="3.5cm">
          <text:p text:style-name="P7"><text:span text:style-name="T1">Gestione cors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963.036963036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2.5cm" svg:height="1cm" svg:x="3.5cm" svg:y="5.5cm">
          <text:p text:style-name="P7"><text:span text:style-name="T1">Gestione docent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5cm" svg:height="0.5cm" svg:x="2cm" svg:y="0.5cm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5cm" svg:height="0.5cm" svg:x="2cm" svg:y="2cm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5cm" svg:height="0.5cm" svg:x="2cm" svg:y="4cm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5cm" svg:height="0.5cm" svg:x="2cm" svg:y="6cm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4cm" svg:height="2cm" svg:x="0cm" svg:y="2.5cm">
          <text:p text:style-name="P3"/>
          <draw:enhanced-geometry svg:viewBox="0 0 21600 21600" draw:text-areas="0 0 21600 21600" draw:type="circular-arrow" draw:modifiers="-91.1442004109581 -21.711190165339 8556.50841682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4cm" svg:height="2cm" svg:x="0cm" svg:y="4.5cm">
          <text:p text:style-name="P3"/>
          <draw:enhanced-geometry svg:viewBox="0 0 21600 21600" draw:text-areas="0 0 21600 21600" draw:type="circular-arrow" draw:modifiers="-91.1442004109581 -21.711190165339 8556.50841682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8" draw:layer="layout" svg:width="2cm" svg:height="1cm" svg:x="6.5cm" svg:y="0cm">
          <text:p text:style-name="P7"><text:span text:style-name="T2">Es: facoltà di scienze MM.FF.NN</text:span></text:p>
          <draw:enhanced-geometry svg:viewBox="0 0 21600 21600" draw:text-areas="800 800 20800 20800" draw:type="round-rectangular-callout" draw:modifiers="-5386.50674662669 10897.1028971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2.5cm" svg:height="1cm" svg:x="6.5cm" svg:y="1.5cm">
          <text:p text:style-name="P7"><text:span text:style-name="T2">Es: informatica, matematica, ..</text:span></text:p>
          <draw:enhanced-geometry svg:viewBox="0 0 21600 21600" draw:text-areas="800 800 20800 20800" draw:type="round-rectangular-callout" draw:modifiers="-4309.63614554178 10897.1028971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2cm" svg:height="1cm" svg:x="6.5cm" svg:y="3.5cm">
          <text:p text:style-name="P7"><text:span text:style-name="T2">Es: SO, algoritmi, P3,..</text:span></text:p>
          <draw:enhanced-geometry svg:viewBox="0 0 21600 21600" draw:text-areas="800 800 20800 20800" draw:type="round-rectangular-callout" draw:modifiers="-5386.50674662669 10897.1028971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2cm" svg:height="1cm" svg:x="6.5cm" svg:y="5.5cm">
          <text:p text:style-name="P7"><text:span text:style-name="T2">Es: Rossi, Colussi,..</text:span></text:p>
          <draw:enhanced-geometry svg:viewBox="0 0 21600 21600" draw:text-areas="800 800 20800 20800" draw:type="round-rectangular-callout" draw:modifiers="-5386.50674662669 10897.1028971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ttia</meta:initial-creator>
    <meta:creation-date>2009-01-05T20:06:35</meta:creation-date>
    <dc:creator>mattia</dc:creator>
    <dc:date>2009-01-07T10:30:47</dc:date>
    <meta:editing-cycles>7</meta:editing-cycles>
    <meta:editing-duration>PT46M2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